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e942" officeooo:paragraph-rsid="0005e942"/>
    </style:style>
    <style:style style:name="P2" style:family="paragraph" style:parent-style-name="Standard">
      <style:text-properties officeooo:rsid="00076246" officeooo:paragraph-rsid="00076246"/>
    </style:style>
    <style:style style:name="P3" style:family="paragraph" style:parent-style-name="Standard">
      <style:text-properties officeooo:rsid="0007f667" officeooo:paragraph-rsid="0007f667"/>
    </style:style>
    <style:style style:name="P4" style:family="paragraph" style:parent-style-name="Standard">
      <style:text-properties officeooo:rsid="0009e11f" officeooo:paragraph-rsid="0009e11f"/>
    </style:style>
    <style:style style:name="P5" style:family="paragraph" style:parent-style-name="Standard">
      <style:text-properties officeooo:rsid="000ac86d" officeooo:paragraph-rsid="000ac86d"/>
    </style:style>
    <style:style style:name="P6" style:family="paragraph" style:parent-style-name="Standard">
      <style:text-properties officeooo:rsid="000cac90" officeooo:paragraph-rsid="000cac90"/>
    </style:style>
    <style:style style:name="P7" style:family="paragraph" style:parent-style-name="Standard">
      <style:text-properties officeooo:rsid="000ea6dd" officeooo:paragraph-rsid="000ea6dd"/>
    </style:style>
    <style:style style:name="T1" style:family="text">
      <style:text-properties officeooo:rsid="0007f667"/>
    </style:style>
    <style:style style:name="T2" style:family="text">
      <style:text-properties officeooo:rsid="0009e11f"/>
    </style:style>
    <style:style style:name="T3" style:family="text">
      <style:text-properties officeooo:rsid="000ac86d"/>
    </style:style>
    <style:style style:name="T4" style:family="text">
      <style:text-properties officeooo:rsid="000ca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zione del progetto</text:p>
      <text:p text:style-name="P1"/>
      <text:p text:style-name="P1">Nella home page vi sono 3 form:</text:p>
      <text:p text:style-name="P1"/>
      <text:p text:style-name="P2">Login</text:p>
      <text:p text:style-name="P2">Profilo</text:p>
      <text:p text:style-name="P2">Cerca</text:p>
      <text:p text:style-name="P2"/>
      <text:p text:style-name="P2">Nel form per il Login bisogna effettuare la procedura di autenticazione, inserendo nome utente e password. Al submit <text:span text:style-name="T1">si verrà reindirizzati nell’opportuna pagina (profilo utente o amministratore).</text:span></text:p>
      <text:p text:style-name="P2"/>
      <text:p text:style-name="P3">Se si è alla prima visita, o comunque non lo si era ancora fatto, si deve procedere (tramite l’apposito form in prima pagina) alla registrazione, inserendo almeno i dati obbligatori per la creazione del profilo sul portale.</text:p>
      <text:p text:style-name="P3">Tali dati sono la scelta di nome utente/password e l’inseri<text:span text:style-name="T2">mento di dati anagrafici quali il nome e cognome ed un indirizzo email.</text:span></text:p>
      <text:p text:style-name="P3"/>
      <text:p text:style-name="P4">L’ultimo form presente in prima pagina è quello per la ricerca di profili già presenti. Avendo la possibilità di ricerca anche con i TAG, cioè di una (o più) parola chiave associat<text:span text:style-name="T3">a</text:span> ad argomenti, quali possono essere le aree tematiche <text:span text:style-name="T3">delle esperienze lavorative o dei corsi frequentati.</text:span></text:p>
      <text:p text:style-name="P4"/>
      <text:p text:style-name="P5">Una volta effettuato il Login, la home page viene sostituita da una delle due pagina profilo previste per il portale.</text:p>
      <text:p text:style-name="P5">La pagina profilo utente è divisa in due sezioni. La prima legata ai corsi svolti o in svolgimento. E la seconda legata all’esperienze lavorative pregresse.</text:p>
      <text:p text:style-name="P5">Di ambedue vi è la possibilità <text:span text:style-name="T4">di inserire, cancellare e modificare tali dati.</text:span></text:p>
      <text:p text:style-name="P5"/>
      <text:p text:style-name="P6">La pagina di amministrazione permette l’inserimento dei corsi che verranno selezionati dagli utenti standard. Altra funzionalità nella pagina di amministrazione è l’inserimento (e modifica) delle sedi in cui i corsi sopracitati vengono svolti.</text:p>
      <text:p text:style-name="P6"/>
      <text:p text:style-name="P7">Effettuando la ricerca con i criteri permessi dal form, si ottiene un elenco in ordine alfabetico di profili e di relativi corsi effettuati.</text:p>
      <text:p text:style-name="P7">Cliccando su uno dei nominativi, si aprirà il profilo relativo, in cui vengono visualizzati i dati come nella propria pagina profilo, ovviamente senza la possibilità di inserimento, cancellazione e modif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20:02.612517010</meta:creation-date>
    <meta:generator>LibreOffice/5.2.7.2$Linux_X86_64 LibreOffice_project/20m0$Build-2</meta:generator>
    <dc:date>2019-03-19T15:02:26.461908184</dc:date>
    <meta:editing-duration>PT33M32S</meta:editing-duration>
    <meta:editing-cycles>2</meta:editing-cycles>
    <meta:document-statistic meta:table-count="0" meta:image-count="0" meta:object-count="0" meta:page-count="1" meta:paragraph-count="15" meta:word-count="290" meta:character-count="1849" meta:non-whitespace-character-count="1574"/>
  </office:meta>
</office:document-meta>
</file>